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58cm" svg:y1="5.762cm" svg:x2="14.018cm" svg:y2="5.762cm">
          <text:p/>
        </draw:line>
        <draw:line draw:style-name="gr2" draw:text-style-name="P2" draw:layer="layout" svg:x1="3.858cm" svg:y1="5.762cm" svg:x2="3.858cm" svg:y2="3.222cm">
          <text:p/>
        </draw:line>
        <draw:frame draw:style-name="gr3" draw:text-style-name="P3" draw:layer="layout" svg:width="1.587cm" svg:height="1.124cm" svg:x="13.065cm" svg:y="5.928cm">
          <draw:text-box>
            <text:p><text:span text:style-name="T1">time</text:span></text:p>
          </draw:text-box>
        </draw:frame>
        <draw:frame draw:style-name="gr4" draw:text-style-name="P3" draw:layer="layout" svg:width="2.858cm" svg:height="0.953cm" svg:x="1.635cm" svg:y="2.905cm">
          <draw:text-box>
            <text:p><text:span text:style-name="T1">Events</text:span></text:p>
          </draw:text-box>
        </draw:frame>
        <draw:frame draw:style-name="gr5" draw:text-style-name="P3" draw:layer="layout" svg:width="0.635cm" svg:height="0.806cm" svg:x="3.54cm" svg:y="5.762cm">
          <draw:text-box>
            <text:p><text:span text:style-name="T1">0</text:span></text:p>
          </draw:text-box>
        </draw:frame>
        <draw:frame draw:style-name="gr6" draw:text-style-name="P4" draw:layer="layout" svg:width="6.35cm" svg:height="1.243cm" svg:x="5.445cm" svg:y="1.317cm">
          <draw:text-box>
            <text:p><text:span text:style-name="T2">once :: m a -&gt; Evt m 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926cm" fo:page-height="8.0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41:04.527828542</dc:date>
    <meta:editing-duration>PT11M8S</meta:editing-duration>
    <meta:editing-cycles>3</meta:editing-cycles>
    <meta:generator>LibreOffice/7.2.5.2.0$Linux_X86_64 LibreOffice_project/711f8d38e9451cd2fd39b6963d2a3fc166f04cb1</meta:generator>
    <meta:document-statistic meta:object-count="6"/>
  </office:meta>
</office:document-meta>
</file>